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3204A08457591A2D009.png" manifest:media-type="image/png"/>
  <manifest:file-entry manifest:full-path="Pictures/100031C700003E03000052AF523B4A37A9778759.svg" manifest:media-type="image/svg+xml"/>
  <manifest:file-entry manifest:full-path="Pictures/100000010000025800000320986CAF9A48148AB4.png" manifest:media-type="image/png"/>
  <manifest:file-entry manifest:full-path="Pictures/10000AE3000035050000350566508941D037F0FA.svg" manifest:media-type="image/svg+xml"/>
  <manifest:file-entry manifest:full-path="Pictures/1000000100000201000002012EE7D2457959DB9A.png" manifest:media-type="image/png"/>
  <manifest:file-entry manifest:full-path="Pictures/1000072800003505000035051B3386B24BC5AF2D.svg" manifest:media-type="image/svg+xml"/>
  <manifest:file-entry manifest:full-path="Pictures/100000010000001800000018AC53904516424C39.png" manifest:media-type="image/png"/>
  <manifest:file-entry manifest:full-path="Pictures/10001B8B00003E1D000052C91F9FE47D7FD9468A.svg" manifest:media-type="image/svg+xml"/>
  <manifest:file-entry manifest:full-path="Pictures/10000001000002010000020140300D6195C7959A.png" manifest:media-type="image/png"/>
  <manifest:file-entry manifest:full-path="Pictures/1000069100003505000035056AAC85E8ADF29EC2.svg" manifest:media-type="image/svg+xml"/>
  <manifest:file-entry manifest:full-path="Pictures/10001FA200003E03000052AF3A4E2099D119C33C.svg" manifest:media-type="image/svg+xml"/>
  <manifest:file-entry manifest:full-path="Pictures/1000000000000500000003202EFA2584BDDD7E40.jpg" manifest:media-type="image/jpeg"/>
  <manifest:file-entry manifest:full-path="Pictures/1000270100003E03000052AFD7D0F42E308EF3A2.svg" manifest:media-type="image/svg+xml"/>
  <manifest:file-entry manifest:full-path="Pictures/1000000100000259000003216FF9D601B8032DAE.png" manifest:media-type="image/png"/>
  <manifest:file-entry manifest:full-path="Pictures/1000182A0000027B0000027BB3A487D5F78B8A97.svg" manifest:media-type="image/svg+xml"/>
  <manifest:file-entry manifest:full-path="Pictures/1000000100000201000002015A647CF80FE62475.png" manifest:media-type="image/png"/>
  <manifest:file-entry manifest:full-path="Pictures/1000000100000258000003200C75ACF7A25C77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47cm"/>
      <style:paragraph-properties style:writing-mode="lr-tb"/>
    </style:style>
    <style:style style:name="gr5" style:family="graphic" style:parent-style-name="objectwithoutfill">
      <style:graphic-properties svg:stroke-width="0.106cm" svg:stroke-color="#dddddd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87cm, 5.556cm, 0.793cm)" draw:image-opacity="100%" style:mirror="none"/>
    </style:style>
    <style:style style:name="gr8" style:family="graphic" style:parent-style-name="standard">
      <style:graphic-properties draw:stroke="none" draw:fill-color="#81d41a" draw:textarea-horizontal-align="justify" draw:textarea-vertical-align="middle" draw:auto-grow-height="false" fo:min-height="0.48cm" fo:min-width="2.23cm"/>
    </style:style>
    <style:style style:name="gr9" style:family="graphic" style:parent-style-name="standard">
      <style:graphic-properties draw:stroke="none" draw:fill-color="#81d41a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12" style:family="graphic" style:parent-style-name="standard">
      <style:graphic-properties draw:stroke="none" draw:fill-color="#b7b3ca" draw:textarea-horizontal-align="justify" draw:textarea-vertical-align="middle" draw:auto-grow-height="false" fo:min-height="6.912cm" fo:min-width="6.662cm"/>
      <style:paragraph-properties style:writing-mode="lr-tb"/>
    </style:style>
    <style:style style:name="gr13" style:family="graphic" style:parent-style-name="standard">
      <style:graphic-properties draw:stroke="none" draw:fill-color="#ffaa95" draw:textarea-horizontal-align="justify" draw:textarea-vertical-align="middle" draw:auto-grow-height="false" fo:min-height="2.138cm" fo:min-width="6.3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7" style:family="graphic" style:parent-style-name="standard">
      <style:graphic-properties draw:stroke="none" draw:fill-color="#b7b3ca" draw:textarea-horizontal-align="center" draw:textarea-vertical-align="middle"/>
    </style:style>
    <style:style style:name="gr18" style:family="graphic" style:parent-style-name="standard">
      <style:graphic-properties draw:stroke="none" draw:fill-color="#ffaa95" draw:textarea-horizontal-align="center" draw:textarea-vertical-align="middle"/>
    </style:style>
    <style:style style:name="gr19" style:family="graphic" style:parent-style-name="standard">
      <style:graphic-properties draw:stroke="none" draw:fill-color="#ffaa95" draw:textarea-horizontal-align="justify" draw:textarea-vertical-align="middle" draw:auto-grow-height="false" fo:min-height="1.75cm" fo:min-width="3cm"/>
    </style:style>
    <style:style style:name="gr20" style:family="graphic" style:parent-style-name="standard">
      <style:graphic-properties draw:stroke="none" draw:fill-color="#ffaa95" draw:textarea-horizontal-align="justify" draw:textarea-vertical-align="middle" draw:auto-grow-height="false" fo:min-height="1.298cm" fo:min-width="3.048cm"/>
    </style:style>
    <style:style style:name="pr1" style:family="presentation" style:parent-style-name="eco-orang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orang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b7b3ca"/>
      <style:paragraph-properties fo:text-align="justify">
        <style:tab-stops/>
      </style:paragraph-properties>
      <style:text-properties fo:color="#111111" loext:opacity="100%"/>
    </style:style>
    <style:style style:name="P6" style:family="paragraph">
      <loext:graphic-properties draw:fill-color="#ffaa95"/>
      <style:paragraph-properties fo:text-align="center"/>
      <style:text-properties fo:color="#111111" loext:opacity="100%"/>
    </style:style>
    <style:style style:name="P7" style:family="paragraph">
      <style:text-properties fo:color="#111111" loext:opacity="100%"/>
    </style:style>
    <style:style style:name="P8" style:family="paragraph">
      <loext:graphic-properties draw:fill="none" draw:fill-color="#ffffff"/>
      <style:text-properties fo:color="#111111" loext:opacity="100%" fo:font-size="15pt" style:font-size-asian="15pt" style:font-size-complex="15pt"/>
    </style:style>
    <style:style style:name="P9" style:family="paragraph">
      <loext:graphic-properties draw:fill-color="#b7b3ca"/>
      <style:paragraph-properties fo:text-align="center"/>
      <style:text-properties fo:color="#111111" loext:opacity="100%"/>
    </style:style>
    <style:style style:name="P10" style:family="paragraph">
      <loext:graphic-properties draw:fill-color="#ffffff"/>
    </style:style>
    <style:style style:name="P11" style:family="paragraph">
      <loext:graphic-properties draw:fill-color="#ffaa95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orange" presentation:presentation-page-layout-name="AL1T1">
        <office:forms form:automatic-focus="false" form:apply-design-mode="false"/>
        <draw:g>
          <draw:frame draw:style-name="gr1" draw:text-style-name="P1" draw:layer="layout" svg:width="2.917cm" svg:height="2.917cm" svg:x="5.198cm" svg:y="2.5cm">
            <draw:image xlink:href="Pictures/10000AE3000035050000350566508941D037F0FA.svg" xlink:type="simple" xlink:show="embed" xlink:actuate="onLoad" draw:mime-type="image/svg+xml">
              <text:p/>
            </draw:image>
            <draw:image xlink:href="Pictures/1000000100000201000002012EE7D2457959DB9A.png" xlink:type="simple" xlink:show="embed" xlink:actuate="onLoad" draw:mime-type="image/png"/>
          </draw:frame>
          <draw:frame draw:style-name="gr2" draw:text-style-name="P2" draw:layer="layout" svg:width="4.312cm" svg:height="1.17cm" svg:x="4.5cm" svg:y="5.733cm">
            <draw:text-box>
              <text:p>表情・しぐさ</text:p>
            </draw:text-box>
          </draw:frame>
        </draw:g>
        <draw:g>
          <draw:frame draw:style-name="gr3" draw:text-style-name="P2" draw:layer="layout" svg:width="1.772cm" svg:height="1.17cm" svg:x="17.88cm" svg:y="5.733cm">
            <draw:text-box>
              <text:p>内容</text:p>
            </draw:text-box>
          </draw:frame>
          <draw:frame draw:style-name="gr1" draw:text-style-name="P1" draw:layer="layout" svg:width="1.667cm" svg:height="1.667cm" svg:x="17.933cm" svg:y="3.125cm">
            <draw:image xlink:href="Pictures/1000072800003505000035051B3386B24BC5AF2D.svg" xlink:type="simple" xlink:show="embed" xlink:actuate="onLoad" draw:mime-type="image/svg+xml">
              <text:p/>
            </draw:image>
            <draw:image xlink:href="Pictures/10000001000002010000020140300D6195C7959A.png" xlink:type="simple" xlink:show="embed" xlink:actuate="onLoad" draw:mime-type="image/png"/>
          </draw:frame>
        </draw:g>
        <draw:g>
          <draw:frame draw:style-name="gr4" draw:text-style-name="P2" draw:layer="layout" svg:width="3.647cm" svg:height="1.17cm" svg:x="11.523cm" svg:y="5.733cm">
            <draw:text-box>
              <text:p>声のトーン</text:p>
            </draw:text-box>
          </draw:frame>
          <draw:frame draw:style-name="gr1" draw:text-style-name="P1" draw:layer="layout" svg:width="2.083cm" svg:height="2.083cm" svg:x="12.305cm" svg:y="2.917cm">
            <draw:image xlink:href="Pictures/1000069100003505000035056AAC85E8ADF29EC2.svg" xlink:type="simple" xlink:show="embed" xlink:actuate="onLoad" draw:mime-type="image/svg+xml">
              <text:p/>
            </draw:image>
            <draw:image xlink:href="Pictures/1000000100000201000002015A647CF80FE62475.png" xlink:type="simple" xlink:show="embed" xlink:actuate="onLoad" draw:mime-type="image/png"/>
          </draw:frame>
        </draw:g>
        <draw:polyline draw:style-name="gr5" draw:text-style-name="P1" draw:layer="layout" svg:width="1.626cm" svg:height="1.6cm" draw:transform="skewX (-0.100705497840073) rotate (-0.694466509368544) translate (9.54233333333333cm 2.91666666666667cm)" svg:viewBox="0 0 1627 1601" draw:points="0,0 1627,0 1172,1601">
          <text:p/>
        </draw:polyline>
        <draw:polyline draw:style-name="gr5" draw:text-style-name="P1" draw:layer="layout" svg:width="1.626cm" svg:height="1.6cm" draw:transform="skewX (-0.100181899064475) rotate (-0.694466509368544) translate (15.8985cm 2.91666666666667cm)" svg:viewBox="0 0 1627 1601" draw:points="0,0 1627,0 1172,1601">
          <text:p/>
        </draw:poly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orange" presentation:presentation-page-layout-name="AL1T1">
        <office:forms form:automatic-focus="false" form:apply-design-mode="false"/>
        <draw:g>
          <draw:frame draw:style-name="gr1" draw:text-style-name="P1" draw:layer="layout" svg:width="3.71cm" svg:height="5.026cm" svg:x="9.7cm" svg:y="4.899cm">
            <draw:image xlink:href="Pictures/10001B8B00003E1D000052C91F9FE47D7FD9468A.svg" xlink:type="simple" xlink:show="embed" xlink:actuate="onLoad" draw:mime-type="image/svg+xml">
              <text:p/>
            </draw:image>
            <draw:image xlink:href="Pictures/1000000100000259000003216FF9D601B8032DAE.png" xlink:type="simple" xlink:show="embed" xlink:actuate="onLoad" draw:mime-type="image/png"/>
          </draw:frame>
          <draw:frame draw:style-name="gr7" draw:text-style-name="P1" draw:layer="layout" svg:width="6.306cm" svg:height="7.061cm" svg:x="15.894cm" svg:y="2.864cm">
            <draw:image xlink:href="Pictures/1000270100003E03000052AFD7D0F42E308EF3A2.svg" xlink:type="simple" xlink:show="embed" xlink:actuate="onLoad" draw:mime-type="image/svg+xml">
              <text:p/>
            </draw:image>
            <draw:image xlink:href="Pictures/1000000100000258000003200C75ACF7A25C77B3.png" xlink:type="simple" xlink:show="embed" xlink:actuate="onLoad" draw:mime-type="image/png"/>
          </draw:frame>
          <draw:g>
            <draw:frame draw:style-name="gr1" draw:text-style-name="P1" draw:layer="layout" svg:width="1cm" svg:height="1cm" svg:x="3.2cm" svg:y="8.925cm">
              <draw:image xlink:href="Pictures/1000182A0000027B0000027BB3A487D5F78B8A97.svg" xlink:type="simple" xlink:show="embed" xlink:actuate="onLoad" draw:mime-type="image/svg+xml">
                <text:p/>
              </draw:image>
              <draw:image xlink:href="Pictures/100000010000001800000018AC53904516424C39.png" xlink:type="simple" xlink:show="embed" xlink:actuate="onLoad" draw:mime-type="image/png"/>
            </draw:frame>
            <draw:custom-shape draw:style-name="gr8" draw:text-style-name="P4" draw:layer="layout" svg:width="3cm" svg:height="1cm" svg:x="4.7cm" svg:y="8.925cm">
              <text:p/>
              <draw:enhanced-geometry svg:viewBox="0 0 21600 21600" draw:path-stretchpoint-x="10800" draw:path-stretchpoint-y="10800" draw:text-areas="?f3 ?f4 ?f5 ?f6" draw:type="round-rectangle" draw:modifiers="9972.5516322451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gon draw:style-name="gr9" draw:text-style-name="P4" draw:layer="layout" svg:width="0.85cm" svg:height="0.383cm" svg:x="4.2cm" svg:y="9.349cm" svg:viewBox="0 0 851 384" draw:points="851,0 830,384 0,151">
              <text:p/>
            </draw:polygon>
          </draw:g>
          <draw:frame draw:style-name="gr10" draw:text-style-name="P2" draw:layer="layout" svg:width="1.277cm" svg:height="0.962cm" svg:x="4.423cm" svg:y="10.463cm">
            <draw:text-box>
              <text:p>(a)</text:p>
            </draw:text-box>
          </draw:frame>
          <draw:frame draw:style-name="gr10" draw:text-style-name="P2" draw:layer="layout" svg:width="1.277cm" svg:height="0.962cm" svg:x="10.923cm" svg:y="10.463cm">
            <draw:text-box>
              <text:p>(b)</text:p>
            </draw:text-box>
          </draw:frame>
          <draw:frame draw:style-name="gr11" draw:text-style-name="P2" draw:layer="layout" svg:width="1.243cm" svg:height="0.962cm" svg:x="18.2cm" svg:y="10.425cm">
            <draw:text-box>
              <text:p>(c)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orange" presentation:presentation-page-layout-name="AL1T1">
        <office:forms form:automatic-focus="false" form:apply-design-mode="false"/>
        <draw:frame draw:style-name="gr1" draw:text-style-name="P1" draw:layer="layout" svg:width="6.742cm" svg:height="8.745cm" svg:x="3.5cm" svg:y="3.255cm">
          <draw:image xlink:href="Pictures/10001FA200003E03000052AF3A4E2099D119C33C.svg" xlink:type="simple" xlink:show="embed" xlink:actuate="onLoad" draw:mime-type="image/svg+xml">
            <text:p/>
          </draw:image>
          <draw:image xlink:href="Pictures/100000010000025800000320986CAF9A48148AB4.png" xlink:type="simple" xlink:show="embed" xlink:actuate="onLoad" draw:mime-type="image/png"/>
        </draw:frame>
        <draw:frame draw:style-name="gr1" draw:text-style-name="P1" draw:layer="layout" svg:width="7.198cm" svg:height="9.597cm" svg:x="13.802cm" svg:y="2.403cm">
          <draw:image xlink:href="Pictures/100031C700003E03000052AF523B4A37A9778759.svg" xlink:type="simple" xlink:show="embed" xlink:actuate="onLoad" draw:mime-type="image/svg+xml">
            <text:p/>
          </draw:image>
          <draw:image xlink:href="Pictures/1000000100000258000003204A08457591A2D009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orange" presentation:presentation-page-layout-name="AL1T1">
        <office:forms form:automatic-focus="false" form:apply-design-mode="false"/>
        <draw:custom-shape draw:style-name="gr12" draw:text-style-name="P5" draw:layer="layout" svg:width="7.5cm" svg:height="7.5cm" svg:x="4.614cm" svg:y="2.966cm">
          <text:p/>
          <draw:enhanced-geometry svg:viewBox="0 0 21600 21600" draw:path-stretchpoint-x="10800" draw:path-stretchpoint-y="10800" draw:text-areas="?f3 ?f4 ?f5 ?f6" draw:type="round-rectangle" draw:modifiers="1120.170643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7cm" svg:height="2.5cm" svg:x="14.237cm" svg:y="2.919cm">
          <text:p/>
          <draw:enhanced-geometry svg:viewBox="0 0 21600 21600" draw:path-stretchpoint-x="10800" draw:path-stretchpoint-y="10800" draw:text-areas="?f3 ?f4 ?f5 ?f6" draw:type="round-rectangle" draw:modifiers="1664.60544531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6.5cm" svg:height="6.851cm" svg:x="5.114cm" svg:y="3.266cm">
          <draw:text-box>
            <text:p text:style-name="P7"><text:span text:style-name="T1">で</text:span><text:span text:style-name="T1">す</text:span><text:span text:style-name="T1">か</text:span><text:span text:style-name="T1">ら</text:span><text:span text:style-name="T1">も</text:span><text:span text:style-name="T1">し</text:span><text:span text:style-name="T1">も</text:span><text:span text:style-name="T1">こ</text:span><text:span text:style-name="T1">の</text:span><text:span text:style-name="T1">天</text:span><text:span text:style-name="T1">の</text:span><text:span text:style-name="T1">川</text:span><text:span text:style-name="T1">が</text:span><text:span text:style-name="T1">ほ</text:span><text:span text:style-name="T1">ん</text:span><text:span text:style-name="T1">と</text:span><text:span text:style-name="T1">う</text:span><text:span text:style-name="T1">に</text:span><text:span text:style-name="T1">川</text:span><text:span text:style-name="T1">だ</text:span><text:span text:style-name="T1">と</text:span><text:span text:style-name="T1">考</text:span><text:span text:style-name="T1">え</text:span><text:span text:style-name="T1">る</text:span><text:span text:style-name="T1">な</text:span><text:span text:style-name="T1">ら</text:span><text:span text:style-name="T1">、</text:span><text:span text:style-name="T1">そ</text:span><text:span text:style-name="T1">の</text:span><text:span text:style-name="T1">一</text:span><text:span text:style-name="T1">つ</text:span><text:span text:style-name="T1">一</text:span><text:span text:style-name="T1">つ</text:span><text:span text:style-name="T1">の</text:span><text:span text:style-name="T1">小</text:span><text:span text:style-name="T1">さ</text:span><text:span text:style-name="T1">な</text:span><text:span text:style-name="T1">星</text:span><text:span text:style-name="T1">は</text:span><text:span text:style-name="T1">み</text:span><text:span text:style-name="T1">ん</text:span><text:span text:style-name="T1">な</text:span><text:span text:style-name="T1">そ</text:span><text:span text:style-name="T1">の</text:span><text:span text:style-name="T1">川</text:span><text:span text:style-name="T1">の</text:span><text:span text:style-name="T1">そ</text:span><text:span text:style-name="T1">こ</text:span><text:span text:style-name="T1">の</text:span><text:span text:style-name="T1">砂</text:span><text:span text:style-name="T1">や</text:span><text:span text:style-name="T1">砂</text:span><text:span text:style-name="T1">利</text:span><text:span text:style-name="T1">の</text:span><text:span text:style-name="T1">粒</text:span><text:span text:style-name="T1">に</text:span><text:span text:style-name="T1">も</text:span><text:span text:style-name="T1">あ</text:span><text:span text:style-name="T1">た</text:span><text:span text:style-name="T1">る</text:span><text:span text:style-name="T1">わ</text:span><text:span text:style-name="T1">け</text:span><text:span text:style-name="T1">で</text:span><text:span text:style-name="T1">す</text:span><text:span text:style-name="T1">。</text:span><text:span text:style-name="T1">ま</text:span><text:span text:style-name="T1">た</text:span><text:span text:style-name="T1">こ</text:span><text:span text:style-name="T1">れ</text:span><text:span text:style-name="T1">を</text:span><text:span text:style-name="T1">巨</text:span><text:span text:style-name="T1">き</text:span><text:span text:style-name="T1">な</text:span><text:span text:style-name="T1">乳</text:span><text:span text:style-name="T1">の</text:span><text:span text:style-name="T1">流</text:span><text:span text:style-name="T1">れ</text:span><text:span text:style-name="T1">と</text:span><text:span text:style-name="T1">考</text:span><text:span text:style-name="T1">え</text:span><text:span text:style-name="T1">る</text:span><text:span text:style-name="T1">な</text:span><text:span text:style-name="T1">ら</text:span><text:span text:style-name="T1">も</text:span><text:span text:style-name="T1">っ</text:span><text:span text:style-name="T1">と</text:span><text:span text:style-name="T1">天</text:span><text:span text:style-name="T1">の</text:span><text:span text:style-name="T1">川</text:span><text:span text:style-name="T1">と</text:span><text:span text:style-name="T1">よ</text:span><text:span text:style-name="T1">く</text:span><text:span text:style-name="T1">似</text:span><text:span text:style-name="T1">て</text:span><text:span text:style-name="T1">い</text:span><text:span text:style-name="T1">ま</text:span><text:span text:style-name="T1">す</text:span><text:span text:style-name="T1">。</text:span><text:span text:style-name="T1">つ</text:span><text:span text:style-name="T1">ま</text:span><text:span text:style-name="T1">り</text:span><text:span text:style-name="T1">そ</text:span><text:span text:style-name="T1">の</text:span><text:span text:style-name="T1">星</text:span><text:span text:style-name="T1">は</text:span><text:span text:style-name="T1">み</text:span><text:span text:style-name="T1">な</text:span><text:span text:style-name="T1">、</text:span><text:span text:style-name="T1">乳</text:span><text:span text:style-name="T1">の</text:span><text:span text:style-name="T1">な</text:span><text:span text:style-name="T1">か</text:span><text:span text:style-name="T1">に</text:span><text:span text:style-name="T1">ま</text:span><text:span text:style-name="T1">る</text:span><text:span text:style-name="T1">で</text:span><text:span text:style-name="T1">細</text:span><text:span text:style-name="T1">か</text:span><text:span text:style-name="T1">に</text:span><text:span text:style-name="T1">う</text:span><text:span text:style-name="T1">か</text:span><text:span text:style-name="T1">ん</text:span><text:span text:style-name="T1">で</text:span></text:p>
          </draw:text-box>
        </draw:frame>
        <draw:frame draw:style-name="gr15" draw:text-style-name="P8" draw:layer="layout" svg:width="6.5cm" svg:height="2.5cm" svg:x="14.487cm" svg:y="2.919cm">
          <draw:text-box>
            <text:p text:style-name="P7"><text:span text:style-name="T1">ですからもしもこの天の川がほ</text:span><text:span text:style-name="T1">んとうに川だと考えるなら、</text:span></text:p>
          </draw:text-box>
        </draw:frame>
        <draw:custom-shape draw:style-name="gr13" draw:text-style-name="P6" draw:layer="layout" svg:width="7cm" svg:height="2.5cm" svg:x="14.237cm" svg:y="5.869cm">
          <text:p/>
          <draw:enhanced-geometry svg:viewBox="0 0 21600 21600" draw:path-stretchpoint-x="10800" draw:path-stretchpoint-y="10800" draw:text-areas="?f3 ?f4 ?f5 ?f6" draw:type="round-rectangle" draw:modifiers="1664.60544531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6.5cm" svg:height="2.5cm" svg:x="14.487cm" svg:y="5.869cm">
          <draw:text-box>
            <text:p text:style-name="P7"><text:span text:style-name="T1">その一つ一つの小さな星はみん</text:span><text:span text:style-name="T1">なその川のそこの砂や砂利の粒</text:span><text:span text:style-name="T1">にもあたるわけです。</text:span></text:p>
          </draw:text-box>
        </draw:frame>
        <draw:custom-shape draw:style-name="gr13" draw:text-style-name="P6" draw:layer="layout" svg:width="7cm" svg:height="2.5cm" svg:x="14.237cm" svg:y="8.869cm">
          <text:p/>
          <draw:enhanced-geometry svg:viewBox="0 0 21600 21600" draw:path-stretchpoint-x="10800" draw:path-stretchpoint-y="10800" draw:text-areas="?f3 ?f4 ?f5 ?f6" draw:type="round-rectangle" draw:modifiers="1664.60544531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6.5cm" svg:height="2.231cm" svg:x="14.487cm" svg:y="9.004cm">
          <draw:text-box>
            <text:p text:style-name="P7"><text:span text:style-name="T1">ま</text:span><text:span text:style-name="T1">た</text:span><text:span text:style-name="T1">こ</text:span><text:span text:style-name="T1">れ</text:span><text:span text:style-name="T1">を</text:span><text:span text:style-name="T1">巨</text:span><text:span text:style-name="T1">き</text:span><text:span text:style-name="T1">な</text:span><text:span text:style-name="T1">乳</text:span><text:span text:style-name="T1">の</text:span><text:span text:style-name="T1">流</text:span><text:span text:style-name="T1">れ</text:span><text:span text:style-name="T1">と</text:span><text:span text:style-name="T1">考</text:span><text:span text:style-name="T1">え</text:span><text:span text:style-name="T1">る</text:span><text:span text:style-name="T1">な</text:span><text:span text:style-name="T1">ら</text:span><text:span text:style-name="T1">も</text:span><text:span text:style-name="T1">っ</text:span><text:span text:style-name="T1">と</text:span><text:span text:style-name="T1">天</text:span><text:span text:style-name="T1">の</text:span><text:span text:style-name="T1">川</text:span><text:span text:style-name="T1">と</text:span><text:span text:style-name="T1">よ</text:span><text:span text:style-name="T1">く</text:span><text:span text:style-name="T1">似</text:span><text:span text:style-name="T1">て</text:span><text:span text:style-name="T1">い</text:span><text:span text:style-name="T1">ま</text:span><text:span text:style-name="T1">す</text:span><text:span text:style-name="T1">。</text:span></text:p>
          </draw:text-box>
        </draw:frame>
        <draw:polygon draw:style-name="gr17" draw:text-style-name="P9" draw:layer="layout" svg:width="1.499cm" svg:height="0.999cm" svg:x="3.614cm" svg:y="7.966cm" svg:viewBox="0 0 1500 1000" draw:points="1500,0 0,600 1500,1000">
          <text:p/>
        </draw:polygon>
        <draw:polygon draw:style-name="gr18" draw:text-style-name="P6" draw:layer="layout" svg:width="0.749cm" svg:height="0.499cm" svg:x="21.037cm" svg:y="3.869cm" svg:viewBox="0 0 750 500" draw:points="0,0 750,300 0,500">
          <text:p/>
        </draw:polygon>
        <draw:polygon draw:style-name="gr18" draw:text-style-name="P6" draw:layer="layout" svg:width="0.749cm" svg:height="0.499cm" svg:x="21.037cm" svg:y="7.369cm" svg:viewBox="0 0 750 500" draw:points="0,0 750,300 0,500">
          <text:p/>
        </draw:polygon>
        <draw:polygon draw:style-name="gr18" draw:text-style-name="P6" draw:layer="layout" svg:width="0.749cm" svg:height="0.499cm" svg:x="21.037cm" svg:y="10.369cm" svg:viewBox="0 0 750 500" draw:points="0,0 750,300 0,500">
          <text:p/>
        </draw:polygon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orange" presentation:presentation-page-layout-name="AL1T1">
        <office:forms form:automatic-focus="false" form:apply-design-mode="false"/>
        <draw:custom-shape draw:style-name="gr19" draw:text-style-name="P11" draw:layer="layout" svg:width="3.5cm" svg:height="2cm" svg:x="3.5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cm" svg:height="2cm" svg:x="10cm" svg:y="6.5cm">
          <text:p/>
          <draw:enhanced-geometry svg:viewBox="0 0 21600 21600" draw:path-stretchpoint-x="10800" draw:path-stretchpoint-y="10800" draw:text-areas="?f3 ?f4 ?f5 ?f6" draw:type="round-rectangle" draw:modifiers="8355.022488755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11" draw:layer="layout" svg:width="4.513cm" svg:height="1.999cm" svg:x="16cm" svg:y="6.5cm" svg:viewBox="0 0 4514 2000" svg:d="M421 161c1228-460 1571 211 2456 211 1228 0 1643-562 1637 460-6 1148-378 1146-1228 920s-1322 658-2456 0c-701-204-1239-1280-409-1591z">
          <text:p/>
        </draw:path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9" draw:display-name="reo%20veo_1280x1024_9" xlink:href="Pictures/1000000000000500000003202EFA2584BDDD7E40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orange-background" style:family="presentation">
      <style:graphic-properties draw:stroke="none" draw:fill="bitmap" draw:fill-image-name="reo_25_20veo_5f_1280x1024_5f_9" draw:fill-image-width="100%" draw:fill-image-height="100%"/>
      <style:text-properties style:letter-kerning="true"/>
    </style:style>
    <style:style style:name="eco-oran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oran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orange-outline1" style:family="presentation">
      <style:graphic-properties draw:stroke="none" draw:fill="none">
        <text:list-style style:name="eco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1.7999992370605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outline2" style:family="presentation" style:parent-style-name="eco-orange-outline1">
      <style:paragraph-properties fo:margin-left="0cm" fo:margin-right="0cm" fo:margin-top="0cm" fo:margin-bottom="0.272cm" fo:text-indent="0cm"/>
      <style:text-properties fo:font-size="19pt" style:font-size-asian="28pt" style:font-size-complex="28pt"/>
    </style:style>
    <style:style style:name="eco-orange-outline3" style:family="presentation" style:parent-style-name="eco-orange-outline2">
      <style:paragraph-properties fo:margin-left="0cm" fo:margin-right="0cm" fo:margin-top="0cm" fo:margin-bottom="0.204cm" fo:text-indent="0cm"/>
      <style:text-properties fo:font-size="16.2999992370605pt" style:font-size-asian="24pt" style:font-size-complex="24pt"/>
    </style:style>
    <style:style style:name="eco-orange-outline4" style:family="presentation" style:parent-style-name="eco-orange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eco-orange-outline5" style:family="presentation" style:parent-style-name="eco-orange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6" style:family="presentation" style:parent-style-name="eco-orange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7" style:family="presentation" style:parent-style-name="eco-orange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8" style:family="presentation" style:parent-style-name="eco-orange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outline9" style:family="presentation" style:parent-style-name="eco-orange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eco-orange-subtitle" style:family="presentation">
      <style:graphic-properties draw:stroke="none" draw:fill="none" draw:textarea-vertical-align="middle">
        <text:list-style style:name="eco-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range-title" style:family="presentation">
      <style:graphic-properties draw:stroke="none" draw:fill="none" draw:textarea-vertical-align="middle">
        <text:list-style style:name="eco-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9.8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reo_25_20veo_5f_1280x1024_5f_9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oran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orange" style:page-layout-name="PM1" draw:style-name="Mdp1">
      <office:forms form:automatic-focus="false" form:apply-design-mode="false"/>
      <draw:frame presentation:style-name="eco-orange-title" draw:layer="backgroundobjects" svg:width="22.859cm" svg:height="2.385cm" svg:x="1.27cm" svg:y="0.569cm" presentation:class="title" presentation:placeholder="true">
        <draw:text-box/>
      </draw:frame>
      <draw:frame presentation:style-name="eco-orange-outline1" draw:layer="backgroundobjects" svg:width="22.859cm" svg:height="11.228cm" svg:x="1.27cm" svg:y="3.343cm" presentation:class="outline" presentation:placeholder="true">
        <draw:text-box/>
      </draw:frame>
      <draw:frame presentation:style-name="Mpr1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5cm" svg:x="8.686cm" svg:y="13.0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985cm" svg:x="18.211cm" svg:y="13.01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orange-title" draw:layer="backgroundobjects" svg:width="14.848cm" svg:height="11.136cm" svg:x="3.075cm" svg:y="2.257cm" presentation:class="page"/>
        <draw:frame presentation:style-name="eco-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0:31:54.164706040</meta:creation-date>
    <meta:editing-duration>PT51M9S</meta:editing-duration>
    <meta:editing-cycles>6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orange</dc:title>
    <dc:date>2022-06-16T01:15:54.182224017</dc:date>
    <meta:document-statistic meta:object-count="69"/>
  </office:meta>
</office:document-meta>
</file>